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d0bd1" officeooo:paragraph-rsid="001d0bd1"/>
    </style:style>
    <style:style style:name="P2" style:family="paragraph" style:parent-style-name="Standard">
      <style:text-properties fo:font-weight="bold" officeooo:rsid="001d0bd1" officeooo:paragraph-rsid="001d0bd1" style:font-weight-asian="bold" style:font-weight-complex="bold"/>
    </style:style>
    <style:style style:name="P3" style:family="paragraph" style:parent-style-name="Standard">
      <style:text-properties fo:font-weight="bold" officeooo:rsid="001d0bd1" officeooo:paragraph-rsid="001d3fe3" style:font-weight-asian="bold" style:font-weight-complex="bold"/>
    </style:style>
    <style:style style:name="P4" style:family="paragraph" style:parent-style-name="Standard">
      <style:text-properties fo:font-weight="bold" officeooo:rsid="001d0bd1" officeooo:paragraph-rsid="0023766e" style:font-weight-asian="bold" style:font-weight-complex="bold"/>
    </style:style>
    <style:style style:name="P5" style:family="paragraph" style:parent-style-name="Standard">
      <style:text-properties fo:font-weight="bold" officeooo:rsid="001d3fe3" officeooo:paragraph-rsid="001d3fe3" style:font-weight-asian="bold" style:font-weight-complex="bold"/>
    </style:style>
    <style:style style:name="P6" style:family="paragraph" style:parent-style-name="Standard">
      <style:text-properties fo:font-weight="bold" officeooo:rsid="001d3fe3" officeooo:paragraph-rsid="00213f78" style:font-weight-asian="bold" style:font-weight-complex="bold"/>
    </style:style>
    <style:style style:name="P7" style:family="paragraph" style:parent-style-name="Standard">
      <style:text-properties fo:font-weight="bold" officeooo:rsid="001d3fe3" officeooo:paragraph-rsid="0023766e" style:font-weight-asian="bold" style:font-weight-complex="bold"/>
    </style:style>
    <style:style style:name="P8" style:family="paragraph" style:parent-style-name="Standard">
      <style:text-properties fo:font-weight="bold" officeooo:rsid="001d3fe3" officeooo:paragraph-rsid="0023246f" style:font-weight-asian="bold" style:font-weight-complex="bold"/>
    </style:style>
    <style:style style:name="P9" style:family="paragraph" style:parent-style-name="Standard">
      <style:paragraph-properties fo:break-before="page"/>
      <style:text-properties fo:font-weight="bold" officeooo:rsid="002635e4" officeooo:paragraph-rsid="002635e4" style:font-weight-asian="bold" style:font-weight-complex="bold"/>
    </style:style>
    <style:style style:name="P10" style:family="paragraph" style:parent-style-name="Standard">
      <style:text-properties fo:font-weight="bold" officeooo:rsid="002635e4" officeooo:paragraph-rsid="002635e4" style:font-weight-asian="bold" style:font-weight-complex="bold"/>
    </style:style>
    <style:style style:name="P11" style:family="paragraph" style:parent-style-name="Text_20_body">
      <style:text-properties fo:font-weight="bold" officeooo:rsid="002635e4" officeooo:paragraph-rsid="002635e4" style:font-weight-asian="bold" style:font-weight-complex="bold"/>
    </style:style>
    <style:style style:name="P12" style:family="paragraph" style:parent-style-name="Standard">
      <style:text-properties fo:font-weight="bold" officeooo:rsid="002635e4" officeooo:paragraph-rsid="002e4073" style:font-weight-asian="bold" style:font-weight-complex="bold"/>
    </style:style>
    <style:style style:name="P13" style:family="paragraph" style:parent-style-name="Standard">
      <style:text-properties fo:font-weight="bold" officeooo:rsid="0023246f" officeooo:paragraph-rsid="0023246f" style:font-weight-asian="bold" style:font-weight-complex="bold"/>
    </style:style>
    <style:style style:name="P14" style:family="paragraph" style:parent-style-name="Standard">
      <style:text-properties fo:font-weight="bold" officeooo:rsid="002e4073" officeooo:paragraph-rsid="002e4073" style:font-weight-asian="bold" style:font-weight-complex="bold"/>
    </style:style>
    <style:style style:name="P15" style:family="paragraph" style:parent-style-name="Standard">
      <style:text-properties fo:font-style="italic" fo:font-weight="bold" officeooo:rsid="001d0bd1" officeooo:paragraph-rsid="001d0bd1" style:font-style-asian="italic" style:font-weight-asian="bold" style:font-style-complex="italic" style:font-weight-complex="bold"/>
    </style:style>
    <style:style style:name="P16" style:family="paragraph" style:parent-style-name="Standard">
      <style:text-properties fo:font-weight="normal" officeooo:rsid="001d3fe3" officeooo:paragraph-rsid="001d3fe3" style:font-weight-asian="normal" style:font-weight-complex="normal"/>
    </style:style>
    <style:style style:name="P17" style:family="paragraph" style:parent-style-name="Standard">
      <style:text-properties fo:font-size="16pt" fo:font-weight="bold" officeooo:rsid="001d0bd1" officeooo:paragraph-rsid="001d0bd1" style:font-size-asian="16pt" style:font-weight-asian="bold" style:font-size-complex="16pt" style:font-weight-complex="bold"/>
    </style:style>
    <style:style style:name="P18" style:family="paragraph" style:parent-style-name="Standard">
      <style:text-properties fo:font-size="16pt" fo:font-style="normal" fo:font-weight="bold" officeooo:rsid="001d3fe3" officeooo:paragraph-rsid="001d3fe3" style:font-size-asian="16pt" style:font-style-asian="normal" style:font-weight-asian="bold" style:font-size-complex="16pt" style:font-style-complex="normal" style:font-weight-complex="bold"/>
    </style:style>
    <style:style style:name="P19" style:family="paragraph" style:parent-style-name="Standard">
      <style:text-properties fo:font-size="14pt" fo:font-weight="bold" officeooo:rsid="0023246f" officeooo:paragraph-rsid="0023766e" style:font-size-asian="14pt" style:font-weight-asian="bold" style:font-size-complex="14pt" style:font-weight-complex="bold"/>
    </style:style>
    <style:style style:name="P20" style:family="paragraph" style:parent-style-name="Standard">
      <style:text-properties fo:font-size="14pt" fo:font-weight="bold" officeooo:rsid="001d0bd1" officeooo:paragraph-rsid="001d0bd1" style:font-size-asian="14pt" style:font-weight-asian="bold" style:font-size-complex="14pt" style:font-weight-complex="bold"/>
    </style:style>
    <style:style style:name="P21" style:family="paragraph" style:parent-style-name="Standard">
      <style:text-properties fo:font-size="14pt" fo:font-style="normal" fo:font-weight="bold" officeooo:rsid="0023246f" officeooo:paragraph-rsid="0023246f" style:font-size-asian="14pt" style:font-style-asian="normal" style:font-weight-asian="bold" style:font-size-complex="14pt" style:font-style-complex="normal" style:font-weight-complex="bold"/>
    </style:style>
    <style:style style:name="P22" style:family="paragraph" style:parent-style-name="Standard">
      <style:text-properties fo:font-size="14pt" fo:font-style="normal" fo:font-weight="bold" officeooo:rsid="001d3fe3" officeooo:paragraph-rsid="001d3fe3" style:font-size-asian="14pt" style:font-style-asian="normal" style:font-weight-asian="bold" style:font-size-complex="14pt" style:font-style-complex="normal" style:font-weight-complex="bold"/>
    </style:style>
    <style:style style:name="P23" style:family="paragraph" style:parent-style-name="Standard">
      <style:text-properties fo:color="#c9211e" loext:opacity="100%" fo:font-weight="bold" officeooo:rsid="001d0bd1" officeooo:paragraph-rsid="001d0bd1" style:font-weight-asian="bold" style:font-weight-complex="bold"/>
    </style:style>
    <style:style style:name="P24" style:family="paragraph" style:parent-style-name="Standard" style:list-style-name="L1">
      <style:text-properties officeooo:rsid="001d0bd1" officeooo:paragraph-rsid="001d0bd1"/>
    </style:style>
    <style:style style:name="P25" style:family="paragraph" style:parent-style-name="Standard" style:list-style-name="L1">
      <style:text-properties officeooo:rsid="001d3fe3" officeooo:paragraph-rsid="001d3fe3"/>
    </style:style>
    <style:style style:name="P26" style:family="paragraph" style:parent-style-name="Standard" style:list-style-name="L1">
      <style:text-properties officeooo:rsid="0023766e" officeooo:paragraph-rsid="0023766e"/>
    </style:style>
    <style:style style:name="P27" style:family="paragraph" style:parent-style-name="Standard" style:list-style-name="L2">
      <style:text-properties officeooo:paragraph-rsid="002c5c58"/>
    </style:style>
    <style:style style:name="P28" style:family="paragraph" style:parent-style-name="Standard" style:list-style-name="L2">
      <style:text-properties style:use-window-font-color="true" loext:opacity="0%" officeooo:rsid="002c5c58" officeooo:paragraph-rsid="002c5c58"/>
    </style:style>
    <style:style style:name="P29" style:family="paragraph" style:parent-style-name="Standard" style:list-style-name="L2">
      <style:text-properties style:use-window-font-color="true" loext:opacity="0%" officeooo:paragraph-rsid="001d3fe3"/>
    </style:style>
    <style:style style:name="P30" style:family="paragraph" style:parent-style-name="Standard" style:list-style-name="L2">
      <style:text-properties style:use-window-font-color="true" loext:opacity="0%" officeooo:paragraph-rsid="0027a3bf"/>
    </style:style>
    <style:style style:name="P31" style:family="paragraph" style:parent-style-name="Standard" style:list-style-name="L2">
      <style:text-properties style:use-window-font-color="true" loext:opacity="0%" officeooo:rsid="001d3fe3" officeooo:paragraph-rsid="001d3fe3"/>
    </style:style>
    <style:style style:name="P32" style:family="paragraph" style:parent-style-name="Standard">
      <style:text-properties fo:font-weight="normal" officeooo:rsid="002c5c58" officeooo:paragraph-rsid="002c5c58" style:font-weight-asian="normal" style:font-weight-complex="normal"/>
    </style:style>
    <style:style style:name="P33" style:family="paragraph" style:parent-style-name="Standard">
      <style:text-properties fo:font-weight="bold" officeooo:rsid="001d3fe3" officeooo:paragraph-rsid="002635e4" style:font-weight-asian="bold" style:font-weight-complex="bold"/>
    </style:style>
    <style:style style:name="P34" style:family="paragraph" style:parent-style-name="Standard">
      <style:text-properties fo:font-weight="bold" officeooo:rsid="001d3fe3" officeooo:paragraph-rsid="00213f78" style:font-weight-asian="bold" style:font-weight-complex="bold"/>
    </style:style>
    <style:style style:name="P35" style:family="paragraph" style:parent-style-name="Standard">
      <style:text-properties fo:font-weight="bold" officeooo:rsid="001d3fe3" officeooo:paragraph-rsid="002e4073" style:font-weight-asian="bold" style:font-weight-complex="bold"/>
    </style:style>
    <style:style style:name="P36" style:family="paragraph" style:parent-style-name="Standard">
      <style:text-properties fo:font-weight="bold" officeooo:rsid="001d3fe3" officeooo:paragraph-rsid="002f71dc" style:font-weight-asian="bold" style:font-weight-complex="bold"/>
    </style:style>
    <style:style style:name="P37" style:family="paragraph" style:parent-style-name="Text_20_body" style:list-style-name="L3"/>
    <style:style style:name="P38" style:family="paragraph" style:parent-style-name="Text_20_body" style:list-style-name="L3">
      <style:paragraph-properties fo:margin-top="0in" fo:margin-bottom="0in" style:contextual-spacing="false"/>
    </style:style>
    <style:style style:name="P39" style:family="paragraph" style:parent-style-name="Text_20_body" style:list-style-name="L3">
      <style:text-properties fo:font-style="normal" fo:font-weight="normal" officeooo:rsid="002635e4" officeooo:paragraph-rsid="002b7dec" style:font-style-asian="normal" style:font-weight-asian="normal" style:font-style-complex="normal" style:font-weight-complex="normal"/>
    </style:style>
    <style:style style:name="P40" style:family="paragraph" style:parent-style-name="Text_20_body" style:list-style-name="L3">
      <style:text-properties fo:font-style="normal" fo:font-weight="normal" officeooo:rsid="002b7dec" officeooo:paragraph-rsid="002b7dec" style:font-style-asian="normal" style:font-weight-asian="normal" style:font-style-complex="normal" style:font-weight-complex="normal"/>
    </style:style>
    <style:style style:name="P41" style:family="paragraph" style:parent-style-name="Text_20_body" style:list-style-name="L3">
      <style:paragraph-properties fo:margin-top="0in" fo:margin-bottom="0in" style:contextual-spacing="false"/>
      <style:text-properties officeooo:rsid="002dc745" officeooo:paragraph-rsid="002dc745"/>
    </style:style>
    <style:style style:name="P42" style:family="paragraph" style:parent-style-name="Text_20_body" style:list-style-name="L3">
      <style:text-properties officeooo:rsid="002dc745" officeooo:paragraph-rsid="002dc745"/>
    </style:style>
    <style:style style:name="P43" style:family="paragraph" style:parent-style-name="Text_20_body" style:list-style-name="L3">
      <style:paragraph-properties fo:margin-top="0in" fo:margin-bottom="0in" style:contextual-spacing="false"/>
      <style:text-properties officeooo:rsid="002dc745" officeooo:paragraph-rsid="002f71dc"/>
    </style:style>
    <style:style style:name="T1" style:family="text">
      <style:text-properties fo:font-weight="normal" style:font-weight-asian="normal" style:font-weight-complex="normal"/>
    </style:style>
    <style:style style:name="T2" style:family="text">
      <style:text-properties fo:font-weight="normal" officeooo:rsid="001d3fe3" style:font-weight-asian="normal" style:font-weight-complex="normal"/>
    </style:style>
    <style:style style:name="T3" style:family="text">
      <style:text-properties fo:font-weight="normal" officeooo:rsid="002635e4" style:font-weight-asian="normal" style:font-weight-complex="normal"/>
    </style:style>
    <style:style style:name="T4" style:family="text">
      <style:text-properties fo:font-weight="normal" officeooo:rsid="0027a3bf" style:font-weight-asian="normal" style:font-weight-complex="normal"/>
    </style:style>
    <style:style style:name="T5" style:family="text">
      <style:text-properties fo:font-weight="normal" officeooo:rsid="0028690d" style:font-weight-asian="normal" style:font-weight-complex="normal"/>
    </style:style>
    <style:style style:name="T6" style:family="text">
      <style:text-properties fo:font-weight="normal" officeooo:rsid="002c5c58" style:font-weight-asian="normal" style:font-weight-complex="normal"/>
    </style:style>
    <style:style style:name="T7" style:family="text">
      <style:text-properties officeooo:rsid="001d3fe3"/>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27a3bf" style:font-style-asian="italic" style:font-weight-asian="normal" style:font-style-complex="italic" style:font-weight-complex="normal"/>
    </style:style>
    <style:style style:name="T10" style:family="text">
      <style:text-properties fo:font-style="italic" fo:font-weight="normal" officeooo:rsid="001d3fe3" style:font-style-asian="italic" style:font-weight-asian="normal" style:font-style-complex="italic" style:font-weight-complex="normal"/>
    </style:style>
    <style:style style:name="T11" style:family="text">
      <style:text-properties fo:font-style="italic" fo:font-weight="normal" officeooo:rsid="002c5c58" style:font-style-asian="italic" style:font-weight-asian="normal" style:font-style-complex="italic" style:font-weight-complex="normal"/>
    </style:style>
    <style:style style:name="T12" style:family="text">
      <style:text-properties fo:font-style="italic" fo:font-weight="normal" officeooo:rsid="002e4073" style:font-style-asian="italic" style:font-weight-asian="normal" style:font-style-complex="italic" style:font-weight-complex="normal"/>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2e4073" style:font-style-asian="normal" style:font-style-complex="normal"/>
    </style:style>
    <style:style style:name="T16" style:family="text">
      <style:text-properties fo:font-style="normal" officeooo:rsid="002f71dc"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1d3fe3" style:font-style-asian="normal" style:font-weight-asian="normal" style:font-style-complex="normal" style:font-weight-complex="normal"/>
    </style:style>
    <style:style style:name="T19" style:family="text">
      <style:text-properties fo:font-style="normal" fo:font-weight="normal" officeooo:rsid="00213f78" style:font-style-asian="normal" style:font-weight-asian="normal" style:font-style-complex="normal" style:font-weight-complex="normal"/>
    </style:style>
    <style:style style:name="T20" style:family="text">
      <style:text-properties fo:font-style="normal" fo:font-weight="normal" officeooo:rsid="002635e4" style:font-style-asian="normal" style:font-weight-asian="normal" style:font-style-complex="normal" style:font-weight-complex="normal"/>
    </style:style>
    <style:style style:name="T21" style:family="text">
      <style:text-properties fo:font-style="normal" fo:font-weight="normal" officeooo:rsid="0027a3bf" style:font-style-asian="normal" style:font-weight-asian="normal" style:font-style-complex="normal" style:font-weight-complex="normal"/>
    </style:style>
    <style:style style:name="T22" style:family="text">
      <style:text-properties fo:font-style="normal" fo:font-weight="normal" officeooo:rsid="0029de15" style:font-style-asian="normal" style:font-weight-asian="normal" style:font-style-complex="normal" style:font-weight-complex="normal"/>
    </style:style>
    <style:style style:name="T23" style:family="text">
      <style:text-properties fo:font-style="normal" fo:font-weight="normal" officeooo:rsid="002afd4e" style:font-style-asian="normal" style:font-weight-asian="normal" style:font-style-complex="normal" style:font-weight-complex="normal"/>
    </style:style>
    <style:style style:name="T24" style:family="text">
      <style:text-properties fo:font-style="normal" fo:font-weight="normal" officeooo:rsid="002e4073" style:font-style-asian="normal" style:font-weight-asian="normal" style:font-style-complex="normal" style:font-weight-complex="normal"/>
    </style:style>
    <style:style style:name="T25" style:family="text">
      <style:text-properties fo:font-style="normal" fo:font-weight="normal" officeooo:rsid="002f71dc" style:font-style-asian="normal" style:font-weight-asian="normal" style:font-style-complex="normal" style:font-weight-complex="normal"/>
    </style:style>
    <style:style style:name="T26" style:family="text">
      <style:text-properties fo:font-style="normal" fo:font-weight="normal" fo:background-color="#ffff00" loext:char-shading-value="0" style:font-style-asian="normal" style:font-weight-asian="normal" style:font-style-complex="normal" style:font-weight-complex="normal"/>
    </style:style>
    <style:style style:name="T27" style:family="text">
      <style:text-properties fo:font-style="normal" fo:font-weight="normal" officeooo:rsid="002635e4" fo:background-color="#ffff00" loext:char-shading-value="0" style:font-style-asian="normal" style:font-weight-asian="normal" style:font-style-complex="normal" style:font-weight-complex="normal"/>
    </style:style>
    <style:style style:name="T28" style:family="text">
      <style:text-properties style:use-window-font-color="true" loext:opacity="0%" fo:font-style="italic" fo:font-weight="normal" officeooo:rsid="002c5c58" style:font-style-asian="italic" style:font-weight-asian="normal" style:font-style-complex="italic" style:font-weight-complex="normal"/>
    </style:style>
    <style:style style:name="T29" style:family="text">
      <style:text-properties style:use-window-font-color="true" loext:opacity="0%" fo:font-weight="normal" officeooo:rsid="001d3fe3" style:font-weight-asian="normal" style:font-weight-complex="normal"/>
    </style:style>
    <style:style style:name="T30" style:family="text">
      <style:text-properties style:use-window-font-color="true" loext:opacity="0%" fo:font-weight="normal" officeooo:rsid="002c5c58" style:font-weight-asian="normal" style:font-weight-complex="normal"/>
    </style:style>
    <style:style style:name="T31" style:family="text">
      <style:text-properties fo:font-weight="bold" style:font-weight-asian="bold" style:font-weight-complex="bold"/>
    </style:style>
    <style:style style:name="T32" style:family="text">
      <style:text-properties officeooo:rsid="002e4073"/>
    </style:style>
    <style:style style:name="T33" style:family="text">
      <style:text-properties officeooo:rsid="002e90b0"/>
    </style:style>
    <style:style style:name="T34" style:family="text">
      <style:text-properties officeooo:rsid="002f71d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ble of Contents / Wiki Pages</text:p>
      <text:p text:style-name="P1"/>
      <text:list text:style-name="L1">
        <text:list-item>
          <text:p text:style-name="P24">Main Page / Introduction</text:p>
          <text:list>
            <text:list-item>
              <text:p text:style-name="P25">What is an Ontology?</text:p>
            </text:list-item>
            <text:list-item>
              <text:p text:style-name="P25">Purposes</text:p>
            </text:list-item>
            <text:list-item>
              <text:p text:style-name="P25">Funding</text:p>
            </text:list-item>
          </text:list>
        </text:list-item>
        <text:list-item>
          <text:p text:style-name="P24">CANSI Ontology Tool</text:p>
          <text:list>
            <text:list-item>
              <text:p text:style-name="P26">Ontology Terminologies.</text:p>
            </text:list-item>
            <text:list-item>
              <text:p text:style-name="P24">Intended Domains</text:p>
              <text:list>
                <text:list-item>
                  <text:p text:style-name="P24">List of Reference Ontologies/METAthesaurus</text:p>
                </text:list-item>
              </text:list>
            </text:list-item>
            <text:list-item>
              <text:p text:style-name="P24">Upper Class Entities</text:p>
              <text:list>
                <text:list-item>
                  <text:p text:style-name="P24">Class Level Definitions</text:p>
                </text:list-item>
              </text:list>
            </text:list-item>
            <text:list-item>
              <text:p text:style-name="P24">Object Relationship Properties</text:p>
              <text:list>
                <text:list-item>
                  <text:p text:style-name="P24">Object Level Relationships</text:p>
                </text:list-item>
              </text:list>
            </text:list-item>
            <text:list-item>
              <text:p text:style-name="P24">Data Relationship Properties</text:p>
              <text:list>
                <text:list-item>
                  <text:p text:style-name="P24">Data Relationship Properties</text:p>
                </text:list-item>
              </text:list>
            </text:list-item>
          </text:list>
          <text:p text:style-name="P24"/>
        </text:list-item>
        <text:list-item>
          <text:p text:style-name="P24">GO API Tool</text:p>
        </text:list-item>
      </text:list>
      <text:p text:style-name="P2"/>
      <text:p text:style-name="P2"/>
      <text:p text:style-name="P19">Ontology Terminology.</text:p>
      <text:p text:style-name="P4"/>
      <text:p text:style-name="P7">Class. <text:span text:style-name="T1">A class represents a set of things that share a common feature. Each class contains axioms and annotations. The most prominent axioms used by a class is the ‘is a’ relationship. The ‘is a’ relationship represents the hierarchy relationship between classes. <text:s/>The highest term for class in this ontology is Thing, which represents.</text:span></text:p>
      <text:p text:style-name="P7"/>
      <text:p text:style-name="P7">Individuals.<text:span text:style-name="T1"> An individual represents a singular instance of a thing. All individuals belongs to some classes, but are focused either as individual instances. For an ontology, the use of individual can be used to represent specific version of an ontology. For example, version 1.0.7 of CANSI Ontology would be an individual, while the CANSI Ontology would be a class. </text:span></text:p>
      <text:p text:style-name="P7"/>
      <text:p text:style-name="P7">Properties.<text:span text:style-name="T1"> A property is a verb phrase which describes the relationship between two </text:span><text:span text:style-name="T6">sets of</text:span><text:span text:style-name="T1"> entities. There are three kinds of properties: an annotation property links an entity to an annotation. An object property links a class or individual to another entity. A data property links a class or individual to a specific set of data. <text:s/>Properties have a specific Domain or Range which can restrict their usage.</text:span></text:p>
      <text:p text:style-name="P7"/>
      <text:p text:style-name="P7">Annotation.<text:span text:style-name="T1"> An annotation represents information associated with a specific class, individual, or property. Annotations often contain metadata, including definitions, </text:span><text:span text:style-name="T3">synonyms, commentary, sources, and </text:span><text:span text:style-name="T1">editor. </text:span><text:span text:style-name="T5">For all classes, individuals, and properties shown, italicized text denotes the description used in the ontology.</text:span></text:p>
      <text:p text:style-name="P7"/>
      <text:p text:style-name="P7">RDF Triple. <text:span text:style-name="T1">An RDF TRIPLE is a triple statement comprised of three parts: subject, relationship, and object. </text:span><text:span text:style-name="T6">The subject of a triple is bound by the domain of the relationship and is a class or individual. The object of a triple is bound by the range of the relationship and an be an annotation, class, data, or individual. </text:span></text:p>
      <text:p text:style-name="P2"/>
      <text:p text:style-name="P5">Intended Domains.</text:p>
      <text:p text:style-name="P16"/>
      <text:p text:style-name="P16"><text:soft-page-break/>The following knowledge sources and ontologies were queried for this project:</text:p>
      <text:list text:style-name="L2">
        <text:list-item>
          <text:p text:style-name="P27"><text:span text:style-name="T29">c</text:span><text:span text:style-name="T30">aDSR. </text:span><text:span text:style-name="T28">Cancer Data Standards Registry and Repository. (</text:span><text:span text:style-name="Emphasis"><text:span text:style-name="T8">caDSR</text:span></text:span><text:span text:style-name="Emphasis"><text:span text:style-name="T11">)</text:span></text:span><text:span text:style-name="T8"> <text:s/>is a metadata repository based on the ISO/IEC 11179 Metadata Registry standard</text:span><text:span text:style-name="T1">.</text:span></text:p>
        </text:list-item>
        <text:list-item>
          <text:p text:style-name="P28"><text:span text:style-name="T2">C</text:span><text:span text:style-name="T1">ANSI. </text:span><text:span text:style-name="T8">A metadata ontology that represents metadata for various NIH projects.</text:span></text:p>
        </text:list-item>
        <text:list-item>
          <text:p text:style-name="P29"><text:span text:style-name="T2">NCI Metathesaurus. </text:span><text:span text:style-name="T10">NCI Metathesaurus (NCIm) is a wide-ranging biomedical terminology database that covers most terminologies used by NCI for clinical care, translational and basic research, and public information and administrative activities. <text:s/></text:span><text:span text:style-name="T21">This is the resource that is most complete and imports several knowledge sources together.</text:span></text:p>
        </text:list-item>
        <text:list-item>
          <text:p text:style-name="P29"><text:span text:style-name="T2">MGED ontology. </text:span><text:span text:style-name="T9">MGED Ontology is an older ontology that is used for representation of Microarray Gene Expression Data (MGED).</text:span></text:p>
        </text:list-item>
        <text:list-item>
          <text:p text:style-name="P29"><text:span text:style-name="T2">NDF-RT. </text:span><text:span text:style-name="T9">National Drug File – Reference Terminology is a knowledge schema used by FDA and the FedMed collaboration to code these essential pharmacologic properties of medications.</text:span></text:p>
        </text:list-item>
        <text:list-item>
          <text:p text:style-name="P31"><text:span text:style-name="T1">CTCAE. </text:span><text:span text:style-name="T9">Common Terminology Criteria for Adverse Events (CTCAE) Dictionary is a schema used to location appropriate adverse event terms.</text:span><text:span text:style-name="T4"> CTCAE creates a simple ontology but omits describing formal adverse events that cause death.</text:span></text:p>
        </text:list-item>
        <text:list-item>
          <text:p text:style-name="P29"><text:span text:style-name="T2">LOINC. </text:span><text:span text:style-name="T8">LOINC provides a set of universal names and ID codes for identifying laboratory and clinical test results.</text:span><text:span text:style-name="T1"> </text:span><text:span text:style-name="T4">The entire term contained in the LOINC represents specific information related to test components.</text:span></text:p>
        </text:list-item>
        <text:list-item>
          <text:p text:style-name="P29"><text:span text:style-name="T4">SNOMED</text:span><text:span text:style-name="T2">. </text:span><text:span text:style-name="T1">SNOMED CT or SNOMED Clinical Terms is a systematically organized computer-processable collection of medical terms providing codes, terms, synonyms and definitions used in clinical documentation and reporting. </text:span><text:span text:style-name="T4">SNOMED functions an ontology.</text:span></text:p>
        </text:list-item>
        <text:list-item>
          <text:p text:style-name="P31"><text:span text:style-name="T1">Rad</text:span><text:span text:style-name="T4">L</text:span><text:span text:style-name="T1">ex. </text:span><text:span text:style-name="T9">RadLex radiology lexicon represents a schema of radiology terms. It is utilized by LOINC.</text:span></text:p>
        </text:list-item>
        <text:list-item>
          <text:p text:style-name="P30"><text:span text:style-name="T2">Me</text:span><text:span text:style-name="T4">dDRA. </text:span><text:span text:style-name="T9">Medical Dictionary for Regulatory Activities (MedDRA) is a schema that standardized medical terminology for medicinal chemical entities.</text:span></text:p>
        </text:list-item>
        <text:list-item>
          <text:p text:style-name="P31"><text:span text:style-name="T4">GO.</text:span><text:span text:style-name="T9"> </text:span><text:span text:style-name="T8">Gene Ontology </text:span><text:span text:style-name="T9">(GO) is an ontology that represents functionality of genes, namely the role of specific genes when involved in cellular components, biological processes, or molecular functions.</text:span></text:p>
        </text:list-item>
        <text:list-item>
          <text:p text:style-name="P29"><text:span text:style-name="T2">BRO. </text:span><text:span text:style-name="T9">Biomedical Resource Ontology (BRO) is an ontology used to enable semantic annotation and discovery of biomedical resources. </text:span></text:p>
        </text:list-item>
      </text:list>
      <text:p text:style-name="P23"/>
      <text:p text:style-name="P8"/>
      <text:p text:style-name="P3"/>
      <text:p text:style-name="P17"><text:span text:style-name="T7">Upper Level </text:span>Classes.</text:p>
      <text:p text:style-name="P2"/>
      <text:p text:style-name="P5">Information Content Entity. <text:span text:style-name="T8">A generically dependent continuant that is about some thing. </text:span><text:span text:style-name="T17">An information content entity refers to the data or information stored within documents, figures, or databases. This is a term used as part of OBO.</text:span></text:p>
      <text:p text:style-name="P2"/>
      <text:p text:style-name="P2">ObsoleteClass.<text:span text:style-name="T1"> A category for terms no longer supported and replace with a different term in the system. Legacy IRIs are included for reference of earlier mistakes.</text:span></text:p>
      <text:p text:style-name="P2"/>
      <text:p text:style-name="P2">Party.<text:span text:style-name="T1"><text:tab/></text:span><text:span text:style-name="T8">A party is a person or an organisation.</text:span><text:span text:style-name="T1"> This class is used primarily to identify the releveant authority </text:span><text:span text:style-name="T2">for an information resource</text:span><text:span text:style-name="T1">. </text:span><text:span text:style-name="T3">Party is intended to be linked to data that represent contact information, such as mail address, emails, phone numbers, etc. </text:span></text:p>
      <text:p text:style-name="P2"/>
      <text:p text:style-name="P2"/>
      <text:p text:style-name="P20">SI-Ontology.</text:p>
      <text:p text:style-name="P15"><text:soft-page-break/><text:span text:style-name="T2">Metadata</text:span><text:span text:style-name="T1"> that describes the components of an ontology.</text:span></text:p>
      <text:p text:style-name="P2"/>
      <text:p text:style-name="P5">Ontology.<text:span text:style-name="T1"> </text:span><text:span text:style-name="T8">An information content entity that is a knowledge graph which contains a central hierarchy and connected via RDF triplets. <text:s/></text:span></text:p>
      <text:p text:style-name="P5"/>
      <text:p text:style-name="P10">Formality Level. <text:span text:style-name="T8">The level of formality of an ontology</text:span></text:p>
      <text:p text:style-name="P5"/>
      <text:p text:style-name="P5">OntologyEngineeringTool.<text:span text:style-name="T1"> </text:span><text:span text:style-name="T8">An information content entity that leverages an ontology to solve an engineering problem.</text:span><text:span text:style-name="T17"> In this context, this would be the use of </text:span><text:span text:style-name="T27">CANSI Ontology</text:span><text:span text:style-name="T26"> tool</text:span><text:span text:style-name="T17"> developed by He Lab to support back end queries.</text:span></text:p>
      <text:p text:style-name="P5"/>
      <text:p text:style-name="P5">OntologySyntax.<text:span text:style-name="T1"> </text:span><text:span text:style-name="T8">The format an ontology utilizes in its construction.</text:span><text:span text:style-name="T17"> The structure of RDF and OWL</text:span></text:p>
      <text:p text:style-name="P16">are examples of Ontology Syntax.</text:p>
      <text:p text:style-name="P5"/>
      <text:p text:style-name="P32"><text:span text:style-name="T31">Ontology_Component.</text:span> <text:span text:style-name="T13">The components of an ontology. </text:span><text:span text:style-name="T14">The three major components of an ontology are class, individual, and property.</text:span><text:span text:style-name="T1"/></text:p>
      <text:p text:style-name="P5"/>
      <text:p text:style-name="P5">OntologyTask.<text:span text:style-name="T1"> </text:span><text:span text:style-name="T8">A task that an ontology is intended to utilize.</text:span></text:p>
      <text:p text:style-name="P5"/>
      <text:p text:style-name="P5">OntologyType.<text:span text:style-name="T1"> </text:span><text:span text:style-name="T8">A descriptor of the type of an ontology.</text:span></text:p>
      <text:p text:style-name="P2"/>
      <text:p text:style-name="P20">SI-Resource.</text:p>
      <text:p text:style-name="P15"><text:span text:style-name="T1">An information content entity that is used as a resource for an ontology. </text:span><text:span text:style-name="T17">The usage refers to other ontologies, </text:span><text:span text:style-name="T18">thesauruses, and</text:span><text:span text:style-name="T17"> </text:span><text:span text:style-name="T18">schemas that are used by other databases</text:span><text:span text:style-name="T17">.</text:span><text:span text:style-name="T18"> More specifically, all si-resources were consulted during the development of this project for mappings.</text:span></text:p>
      <text:p text:style-name="P15"/>
      <text:p text:style-name="P2">SI-Resource-Metadata.</text:p>
      <text:p text:style-name="P15"><text:span text:style-name="T1">An information content entity that contain a resource to describe resource-metadata. </text:span><text:span text:style-name="T2">The usages refers to the components found for the data of studies.</text:span><text:span text:style-name="T18"> All resources utilize this metadata, either as part of the schema or as part of individual entities. </text:span><text:span text:style-name="T20">These are common features that are common or saved with all ontologies stored. </text:span></text:p>
      <text:p text:style-name="P2"/>
      <text:p text:style-name="P5">Definition.<text:span text:style-name="T1"> </text:span><text:span text:style-name="T8">The metadata that explains the units or data points measured as part of a study.</text:span><text:span text:style-name="T1"> The typical use of definition is to explain types of studies, experimental types, or data from experiments. </text:span></text:p>
      <text:p text:style-name="P5"/>
      <text:p text:style-name="P5">Identifier.<text:span text:style-name="T1"> </text:span><text:span text:style-name="T8">A set of symbols which is used to designate an individual information content entity.</text:span><text:span text:style-name="T17"> These specifically referred to unique terms for a specific study or data set. Examples of identifiers include specific IRI.</text:span></text:p>
      <text:p text:style-name="P5"/>
      <text:p text:style-name="P5">Term.<text:span text:style-name="T1"><text:tab/></text:span><text:span text:style-name="T8">A common name or synonym that describes a dataset or data entry. </text:span><text:span text:style-name="T17">This will be used as one input to find multiple possible entries within the system. </text:span><text:span text:style-name="T22">Dataset or entries can have multiple terms. </text:span></text:p>
      <text:p text:style-name="P5"/>
      <text:p text:style-name="P5"><text:span text:style-name="T14">Preferred Term.</text:span><text:span text:style-name="T17"> </text:span><text:span text:style-name="T8">A term that is the one that is used as the default term id. </text:span><text:span text:style-name="T17">This will be the default name used. Additional terms are linked through use of different annotations. </text:span><text:span text:style-name="T23">All preferred terms are terms.</text:span></text:p>
      <text:p text:style-name="P5"/>
      <text:p text:style-name="P5">Load Date.<text:span text:style-name="T1"> </text:span><text:span text:style-name="T8">The date that a study was first uploaded into a database.</text:span><text:span text:style-name="T17"> This is used as part for the initial temporal management.</text:span></text:p>
      <text:p text:style-name="P5"/>
      <text:p text:style-name="P5"><text:soft-page-break/>Schema.<text:span text:style-name="T1"> </text:span><text:span text:style-name="T8">The format that the resource is set up as. This format is done for both databases or studies.</text:span><text:span text:style-name="T17"> The primary examples of schema include LOINC data codes, OBO formating, MeDRA hierarchy. </text:span></text:p>
      <text:p text:style-name="P5"/>
      <text:p text:style-name="P5"/>
      <text:p text:style-name="P18">Properties.</text:p>
      <text:p text:style-name="P5"/>
      <text:p text:style-name="P21">Object Properties.</text:p>
      <text:p text:style-name="P13"/>
      <text:p text:style-name="P5"><text:span text:style-name="T14">Has graph names.</text:span><text:span text:style-name="T17"><text:tab/>A property that is used to link class, individual, or property from one ontology to <text:s/>the original ontology or knowledge graph. Many ontologies or knowledge graph import terms from other ontologies. This object property is used to track the original graph name that a term may have.</text:span></text:p>
      <text:p text:style-name="P5"/>
      <text:p text:style-name="P22">Data Properties.</text:p>
      <text:p text:style-name="P5"/>
      <text:p text:style-name="P33"/>
      <text:p text:style-name="P36"><text:span text:style-name="T16">has contact data. </text:span><text:span text:style-name="T25">A data property that links a party to an information content entity where the information content identity has metadata or data to describe the procedure to contact the party.</text:span></text:p>
      <text:p text:style-name="P36"/>
      <text:p text:style-name="P33"/>
      <text:p text:style-name="P5"><text:span text:style-name="T14">has authority</text:span><text:span text:style-name="T17">.<text:tab/></text:span><text:span text:style-name="T19">A data property that links a party to an information content entity. The party that ‘has authority’ over some information content entity has a role that is realized in approving changes or policy over the second entity.</text:span></text:p>
      <text:p text:style-name="P6"><text:span text:style-name="T17"><text:tab/></text:span><text:span text:style-name="T14">has source authority. </text:span><text:span text:style-name="T19">A data property that links a party to an information content entity where the information content entity is a source for some data.</text:span></text:p>
      <text:p text:style-name="P6"><text:span text:style-name="T17"><text:tab/></text:span><text:span text:style-name="T14">has conversion authority. </text:span><text:span text:style-name="T19">A data property that links a party to an information content entity. A data property that links a party to an information content entity where the information content entity is converted from one datatype to another.</text:span></text:p>
      <text:p text:style-name="P6"><text:span text:style-name="T25"/></text:p>
      <text:p text:style-name="P14"><text:span text:style-name="T19">H</text:span><text:span text:style-name="T17">as metadata.<text:tab/><text:tab/>A data property that link an SI resource to metadata. </text:span></text:p>
      <text:p text:style-name="P12"><text:span text:style-name="T24"><text:tab/></text:span><text:span text:style-name="T14">Has </text:span><text:span text:style-name="T15">namespace</text:span><text:span text:style-name="T14">.</text:span><text:span text:style-name="T17"> </text:span><text:span text:style-name="T8">A data property that desginates the origin of the name space for an class, individual or property..</text:span><text:span text:style-name="T17"> The use of this property is either identify the original graph, or of information stored within the schema of a system.</text:span></text:p>
      <text:p text:style-name="P12"><text:span text:style-name="T17"><text:tab/></text:span><text:span text:style-name="T15">Has version Date.</text:span><text:span text:style-name="T24"> </text:span><text:span text:style-name="T12">A data property that identifies the date of version release</text:span><text:span text:style-name="T24">: this format can be stored as a string or set of integers.</text:span></text:p>
      <text:p text:style-name="P12"><text:span text:style-name="T24"><text:tab/></text:span><text:span text:style-name="T15">Has version Info. </text:span><text:span text:style-name="T12">A data property that identifies the instance of version release</text:span><text:span text:style-name="T24">: this format can be stored as a string or set of integers. Each version info is mapped to a single instance of an SI resource.</text:span></text:p>
      <text:p text:style-name="P35"/>
      <text:p text:style-name="P9"><text:span text:style-name="T19">O</text:span><text:span text:style-name="T17">ld Logs.</text:span></text:p>
      <text:p text:style-name="P10"/>
      <text:p text:style-name="P10"/>
      <text:p text:style-name="P11"/>
      <text:list xml:id="list3468191799" text:style-name="L3">
        <text:list-item>
          <text:p text:style-name="P39">what resources are found in service (the names e.g. NCI Thesaurus, caDSR, Gene Ontology...) </text:p>
          <text:list>
            <text:list-item>
              <text:p text:style-name="P40">These are answered. </text:p>
            </text:list-item>
          </text:list>
        </text:list-item>
        <text:list-item>
          <text:p text:style-name="P38">what authority created the resource (the organization/individual e.g. NCI EVS, NCI caDSR, GO Consortium...) </text:p>
          <text:list>
            <text:list-item>
              <text:p text:style-name="P41">These term relationships are set up ‘has source authority’.</text:p>
            </text:list-item>
          </text:list>
        </text:list-item>
        <text:list-item>
          <text:p text:style-name="P38">what authority converted the resource to RDF (the org/individual that flattened the representation or generated RDF, e.g. NCI SI, NCI SI, ....) </text:p>
          <text:list>
            <text:list-item>
              <text:p text:style-name="P41">These term relationships are set up ‘has conversion authority’.</text:p>
            </text:list-item>
          </text:list>
        </text:list-item>
        <text:list-item>
          <text:p text:style-name="P38">what is the version of the resource (do not include the version, just the property to allow the user to query for it) </text:p>
          <text:list>
            <text:list-item>
              <text:p text:style-name="P41">These term relationships are set up ‘has version <text:span text:style-name="T32">info</text:span>’</text:p>
            </text:list-item>
          </text:list>
        </text:list-item>
        <text:list-item>
          <text:p text:style-name="P38">when was the version published (do not include the date, just the property to allow the user to query for it) </text:p>
          <text:list>
            <text:list-item>
              <text:p text:style-name="P41">These term relationships are set up ‘has version date’.</text:p>
            </text:list-item>
          </text:list>
        </text:list-item>
        <text:list-item>
          <text:p text:style-name="P38">who is the contact person (POC for the source's authority) </text:p>
          <text:list>
            <text:list-item>
              <text:p text:style-name="P43"><text:span text:style-name="T34">The term ‘contact person’ exists as a class level for members of a party</text:span> term relations as ‘phoneNumber’, ‘eMail’, ‘faxNumber’ to some Individual where that Individual is Party to an authority.</text:p>
            </text:list-item>
          </text:list>
        </text:list-item>
        <text:list-item>
          <text:p text:style-name="P38">what is the type of the resource (terminology, metadata / data elements, model, not exhaustive, other types can be added later) </text:p>
          <text:list>
            <text:list-item>
              <text:p text:style-name="P41">There terms have ‘metadata’ and ‘terminology’ as classes. </text:p>
            </text:list-item>
          </text:list>
        </text:list-item>
        <text:list-item>
          <text:p text:style-name="P38">what is the domain of the resource? </text:p>
          <text:list>
            <text:list-item>
              <text:p text:style-name="P38">-&gt; need domain types, doesn't need to be exhaustive, only the biomedical or business domains present </text:p>
            </text:list-item>
            <text:list-item>
              <text:p text:style-name="P41">Have ‘OntologyDomain’ terms and components.</text:p>
            </text:list-item>
          </text:list>
        </text:list-item>
        <text:list-item>
          <text:p text:style-name="P37">what are the names of the "common" properties (i.e. preferred term, term, textual definition, identifier) used in the "globals" graph </text:p>
          <text:list>
            <text:list-item>
              <text:p text:style-name="P42">Have values mapped in excel sheet… not part of <text:span text:style-name="T34">ontology proper</text:span>. <text:span text:style-name="T34">Uncertain to represent these as classes or individuals.</text:span> <text:span text:style-name="T33">Set up as common terms/graphing.</text:span></text:p>
            </text:list-item>
          </text:list>
        </text:list-item>
      </text:list>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11T12:44:28.015000000</meta:creation-date>
    <dc:date>2023-07-17T12:04:39.539000000</dc:date>
    <meta:editing-duration>P1DT9H2M28S</meta:editing-duration>
    <meta:editing-cycles>19</meta:editing-cycles>
    <meta:generator>LibreOffice/7.4.6.2$Windows_X86_64 LibreOffice_project/5b1f5509c2decdade7fda905e3e1429a67acd63d</meta:generator>
    <meta:document-statistic meta:table-count="0" meta:image-count="0" meta:object-count="0" meta:page-count="5" meta:paragraph-count="93" meta:word-count="1798" meta:character-count="11259" meta:non-whitespace-character-count="9565"/>
  </office:meta>
</office:document-meta>
</file>